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644" officeooo:paragraph-rsid="0005e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r el sistema</text:p>
      <text:p text:style-name="P1">docker-compose up -d</text:p>
      <text:p text:style-name="P1"/>
      <text:p text:style-name="P1">Builder los cambios en el sistema</text:p>
      <text:p text:style-name="P1"/>
      <text:p text:style-name="P1">docker-compose up -d –build</text:p>
      <text:p text:style-name="P1"/>
      <text:p text:style-name="P1">Entrar al contenedor de mongo</text:p>
      <text:p text:style-name="P1"/>
      <text:p text:style-name="P1"/>
      <text:p text:style-name="P1">docker exec -it puntuador_db_1 mon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05:12:10.177970663</meta:creation-date>
    <meta:editing-duration>PT1M29S</meta:editing-duration>
    <meta:editing-cycles>2</meta:editing-cycles>
    <meta:generator>LibreOffice/6.4.7.2$Linux_X86_64 LibreOffice_project/40$Build-2</meta:generator>
    <dc:date>2022-03-18T05:12:45.716352342</dc:date>
    <meta:document-statistic meta:table-count="0" meta:image-count="0" meta:object-count="0" meta:page-count="1" meta:paragraph-count="6" meta:word-count="26" meta:character-count="162" meta:non-whitespace-character-count="142"/>
  </office:meta>
</office:document-meta>
</file>